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295444846" calcext:value-type="float">
            <text:p>1,295444846</text:p>
          </table:table-cell>
          <table:table-cell office:value-type="float" office:value="0.5382184386" calcext:value-type="float">
            <text:p>0,5382184386</text:p>
          </table:table-cell>
          <table:table-cell office:value-type="float" office:value="0.003193807788" calcext:value-type="float">
            <text:p>0,0031938078</text:p>
          </table:table-cell>
          <table:table-cell office:value-type="float" office:value="0.0001578116789" calcext:value-type="float">
            <text:p>0,00015781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779" calcext:value-type="float">
            <text:p>68779</text:p>
          </table:table-cell>
          <table:table-cell office:value-type="float" office:value="1.317896724" calcext:value-type="float">
            <text:p>1,317896724</text:p>
          </table:table-cell>
          <table:table-cell office:value-type="float" office:value="0.5162773132" calcext:value-type="float">
            <text:p>0,5162773132</text:p>
          </table:table-cell>
          <table:table-cell office:value-type="float" office:value="0.0007796199643" calcext:value-type="float">
            <text:p>0,00077962</text:p>
          </table:table-cell>
          <table:table-cell table:style-name="ce1" office:value-type="float" office:value="0.00003712476246" calcext:value-type="float">
            <text:p>3,71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118" calcext:value-type="float">
            <text:p>69118</text:p>
          </table:table-cell>
          <table:table-cell office:value-type="float" office:value="1.576900363" calcext:value-type="float">
            <text:p>1,576900363</text:p>
          </table:table-cell>
          <table:table-cell office:value-type="float" office:value="0.4673287868" calcext:value-type="float">
            <text:p>0,4673287868</text:p>
          </table:table-cell>
          <table:table-cell office:value-type="float" office:value="0.0007240594714" calcext:value-type="float">
            <text:p>0,0007240595</text:p>
          </table:table-cell>
          <table:table-cell table:style-name="ce1" office:value-type="float" office:value="0.00002955344826" calcext:value-type="float">
            <text:p>2,9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421" calcext:value-type="float">
            <text:p>69421</text:p>
          </table:table-cell>
          <table:table-cell office:value-type="float" office:value="1.37912941" calcext:value-type="float">
            <text:p>1,37912941</text:p>
          </table:table-cell>
          <table:table-cell office:value-type="float" office:value="0.495437175" calcext:value-type="float">
            <text:p>0,495437175</text:p>
          </table:table-cell>
          <table:table-cell office:value-type="float" office:value="0.0006620324566" calcext:value-type="float">
            <text:p>0,0006620325</text:p>
          </table:table-cell>
          <table:table-cell table:style-name="ce1" office:value-type="float" office:value="0.00002206774843" calcext:value-type="float">
            <text:p>2,2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660" calcext:value-type="float">
            <text:p>69660</text:p>
          </table:table-cell>
          <table:table-cell office:value-type="float" office:value="1.277427077" calcext:value-type="float">
            <text:p>1,277427077</text:p>
          </table:table-cell>
          <table:table-cell office:value-type="float" office:value="0.5949201584" calcext:value-type="float">
            <text:p>0,5949201584</text:p>
          </table:table-cell>
          <table:table-cell office:value-type="float" office:value="0.0005424862029" calcext:value-type="float">
            <text:p>0,0005424862</text:p>
          </table:table-cell>
          <table:table-cell table:style-name="ce1" office:value-type="float" office:value="0.000007330894732" calcext:value-type="float">
            <text:p>7,33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936" calcext:value-type="float">
            <text:p>69936</text:p>
          </table:table-cell>
          <table:table-cell office:value-type="float" office:value="1.164084911" calcext:value-type="float">
            <text:p>1,164084911</text:p>
          </table:table-cell>
          <table:table-cell office:value-type="float" office:value="0.5947717428" calcext:value-type="float">
            <text:p>0,5947717428</text:p>
          </table:table-cell>
          <table:table-cell office:value-type="float" office:value="0.0005038335221" calcext:value-type="float">
            <text:p>0,0005038335</text:p>
          </table:table-cell>
          <table:table-cell table:style-name="ce1" office:value-type="float" office:value="0.00001460387011" calcext:value-type="float">
            <text:p>1,4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149" calcext:value-type="float">
            <text:p>70149</text:p>
          </table:table-cell>
          <table:table-cell office:value-type="float" office:value="1.243580461" calcext:value-type="float">
            <text:p>1,243580461</text:p>
          </table:table-cell>
          <table:table-cell office:value-type="float" office:value="0.5141089559" calcext:value-type="float">
            <text:p>0,5141089559</text:p>
          </table:table-cell>
          <table:table-cell office:value-type="float" office:value="0.000363991101" calcext:value-type="float">
            <text:p>0,0003639911</text:p>
          </table:table-cell>
          <table:table-cell table:style-name="ce1" office:value-type="float" office:value="0.000007279821602" calcext:value-type="float">
            <text:p>7,28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300" calcext:value-type="float">
            <text:p>70300</text:p>
          </table:table-cell>
          <table:table-cell office:value-type="float" office:value="1.339231849" calcext:value-type="float">
            <text:p>1,339231849</text:p>
          </table:table-cell>
          <table:table-cell office:value-type="float" office:value="0.5534398556" calcext:value-type="float">
            <text:p>0,5534398556</text:p>
          </table:table-cell>
          <table:table-cell office:value-type="float" office:value="0.0007409398095" calcext:value-type="float">
            <text:p>0,0007409398</text:p>
          </table:table-cell>
          <table:table-cell table:style-name="ce1" office:value-type="float" office:value="0.00001452823199" calcext:value-type="float">
            <text:p>1,45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617" calcext:value-type="float">
            <text:p>70617</text:p>
          </table:table-cell>
          <table:table-cell office:value-type="float" office:value="1.154962182" calcext:value-type="float">
            <text:p>1,154962182</text:p>
          </table:table-cell>
          <table:table-cell office:value-type="float" office:value="0.5719838738" calcext:value-type="float">
            <text:p>0,5719838738</text:p>
          </table:table-cell>
          <table:table-cell office:value-type="float" office:value="0.0003182041692" calcext:value-type="float">
            <text:p>0,0003182042</text:p>
          </table:table-cell>
          <table:table-cell table:style-name="ce1" office:value-type="float" office:value="0.00001446382612" calcext:value-type="float">
            <text:p>1,45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792" calcext:value-type="float">
            <text:p>70792</text:p>
          </table:table-cell>
          <table:table-cell office:value-type="float" office:value="1.531890392" calcext:value-type="float">
            <text:p>1,531890392</text:p>
          </table:table-cell>
          <table:table-cell office:value-type="float" office:value="0.5296316743" calcext:value-type="float">
            <text:p>0,5296316743</text:p>
          </table:table-cell>
          <table:table-cell office:value-type="float" office:value="0.000497810368" calcext:value-type="float">
            <text:p>0,0004978104</text:p>
          </table:table-cell>
          <table:table-cell table:style-name="ce1" office:value-type="float" office:value="0.00001442928533" calcext:value-type="float">
            <text:p>1,44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280548215" calcext:value-type="float">
            <text:p>1,3280548215</text:p>
          </table:table-cell>
          <table:table-cell table:formula="of:=AVERAGE([.D2:.D11])" office:value-type="float" office:value="0.53761179744" calcext:value-type="float">
            <text:p>0,5376117974</text:p>
          </table:table-cell>
          <table:table-cell table:formula="of:=AVERAGE([.E2:.E11])" office:value-type="float" office:value="0.0008326784853" calcext:value-type="float">
            <text:p>0,0008326785</text:p>
          </table:table-cell>
          <table:table-cell table:formula="of:=AVERAGE([.F2:.F11])" office:value-type="float" office:value="0.0000319193567934" calcext:value-type="float">
            <text:p>3,19193567934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8:51:17.221753550</dc:date>
    <meta:document-statistic meta:table-count="1" meta:cell-count="70" meta:object-count="0"/>
    <meta:generator>LibreOffice/4.1.4.2$Linux_X86_64 LibreOffice_project/410m0$Build-2</meta:generator>
  </office:meta>
</office:document-meta>
</file>